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54.49pt"/>
    </style:style>
    <style:style style:name="co4" style:family="table-column">
      <style:table-column-properties fo:break-before="auto" style:column-width="171.01pt"/>
    </style:style>
    <style:style style:name="co5" style:family="table-column">
      <style:table-column-properties fo:break-before="auto" style:column-width="173.99pt"/>
    </style:style>
    <style:style style:name="co6" style:family="table-column">
      <style:table-column-properties fo:break-before="auto" style:column-width="182.24pt"/>
    </style:style>
    <style:style style:name="co7" style:family="table-column">
      <style:table-column-properties fo:break-before="auto" style:column-width="208.49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57.49pt"/>
    </style:style>
    <style:style style:name="co10" style:family="table-column">
      <style:table-column-properties fo:break-before="auto" style:column-width="142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lease_20_year">
      <style:table-properties table:display="true" style:writing-mode="lr-tb"/>
    </style:style>
    <style:style style:name="ta3" style:family="table" style:master-page-name="PageStyle_5f_Types">
      <style:table-properties table:display="true" style:writing-mode="lr-tb"/>
    </style:style>
    <style:style style:name="ta4" style:family="table" style:master-page-name="PageStyle_5f_Open_20_source">
      <style:table-properties table:display="true" style:writing-mode="lr-tb"/>
    </style:style>
    <style:style style:name="ta5" style:family="table" style:master-page-name="PageStyle_5f_Permission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ppl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opyright notifcation on website</text:p>
          </table:table-cell>
          <table:table-cell table:style-name="ce2" office:value-type="string" calcext:value-type="string">
            <text:p><text:a xlink:href="https://ripple.com/" xlink:type="simple">https://ripple.com/</text:a></text:p>
          </table:table-cell>
          <table:table-cell table:style-name="ce1" office:value-type="string" calcext:value-type="string">
            <text:p>Payment system</text:p>
          </table:table-cell>
          <table:table-cell table:style-name="ce2" office:value-type="string" calcext:value-type="string">
            <text:p><text:a xlink:href="https://ripple.com/files/ripple_consensus_whitepaper.pdf" xlink:type="simple">https://ripple.com/files/ripple_consensus_whitepaper.pdf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ripple.com/build/gateway-guide/" xlink:type="simple">https://ripple.com/build/gateway-guide/</text:a></text:p>
          </table:table-cell>
          <table:table-cell table:style-name="ce1" office:value-type="string" calcext:value-type="string">
            <text:p>Ripple Protocol Consensus Algorithm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ripple/rippled" xlink:type="simple">https://github.com/ripple/rippled</text:a></text:p>
          </table:table-cell>
          <table:table-cell table:number-columns-repeated="9"/>
          <table:table-cell table:style-name="ce1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roh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Original proposal</text:p>
          </table:table-cell>
          <table:table-cell table:style-name="ce2" office:value-type="string" calcext:value-type="string">
            <text:p><text:a xlink:href="http://iroha.tech/" xlink:type="simple">http://iroha.tech/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docs.google.com/document/d/1sN-6mv-m85NlbI3ZjwFkDT0izTcxbUaZN9LjLEe045Y" xlink:type="simple">https://docs.google.com/document/d/1sN-6mv-m85NlbI3ZjwFkDT0izTcxbUaZN9LjLEe045Y</text:a></text:p>
          </table:table-cell>
          <table:table-cell table:style-name="ce1"/>
          <table:table-cell table:style-name="ce1" office:value-type="string" calcext:value-type="string">
            <text:p>Unclear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iroha" xlink:type="simple">https://github.com/hyperledger/iroha</text:a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ache License, Version 2.0</text:p>
          </table:table-cell>
          <table:table-cell table:style-name="ce1" office:value-type="string" calcext:value-type="string">
            <text:p>C++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iroha/tree/master/benchmark" xlink:type="simple">https://github.com/hyperledger/iroha/tree/master/benchmark</text:a>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perledger fabric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Original proposal</text:p>
          </table:table-cell>
          <table:table-cell table:style-name="ce2" office:value-type="string" calcext:value-type="string">
            <text:p><text:a xlink:href="http://hyperledger-fabric.readthedocs.io/en/latest/" xlink:type="simple">http://hyperledger-fabric.readthedocs.io/en/latest/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docs.google.com/document/d/1XECRVN9hXGrjAjysrnuNSdggzAKYm6XESR6KmABwhkE" xlink:type="simple">https://docs.google.com/document/d/1XECRVN9hXGrjAjysrnuNSdggzAKYm6XESR6KmABwhkE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://hyperledger-fabric.readthedocs.io/en/latest/whyfabric.html" xlink:type="simple">http://hyperledger-fabric.readthedocs.io/en/latest/whyfabric.html</text:a>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fabric" xlink:type="simple">https://github.com/hyperledger/fabric</text:a>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creativecommons.org/licenses/by/4.0/" xlink:type="simple">https://creativecommons.org/licenses/by/4.0/</text:a></text:p>
          </table:table-cell>
          <table:table-cell table:style-name="ce1" office:value-type="string" calcext:value-type="string">
            <text:p>G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fabric/tree/eed28fc459c604952d4b81bf676437c3309d697a/test/tools/LTE" xlink:type="simple">https://github.com/hyperledger/fabric/tree/eed28fc459c604952d4b81bf676437c3309d697a/test/tools/LTE</text:a>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r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Technical whitepaper</text:p>
          </table:table-cell>
          <table:table-cell table:style-name="ce2" office:value-type="string" calcext:value-type="string">
            <text:p><text:a xlink:href="https://www.corda.net/" xlink:type="simple">https://www.corda.net/</text:a></text:p>
          </table:table-cell>
          <table:table-cell table:style-name="ce1" office:value-type="string" calcext:value-type="string">
            <text:p>Distributed ledger platform</text:p>
          </table:table-cell>
          <table:table-cell table:style-name="ce2" office:value-type="string" calcext:value-type="string">
            <text:p><text:a xlink:href="https://docs.corda.net/_static/corda-technical-whitepaper.pdf" xlink:type="simple">https://docs.corda.net/_static/corda-technical-whitepaper.pdf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docs.corda.net/permissioning.html" xlink:type="simple">https://docs.corda.net/permissioning.html</text:a>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corda/corda" xlink:type="simple">https://github.com/corda/corda</text:a>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pache License, Version 2.0</text:p>
          </table:table-cell>
          <table:table-cell table:style-name="ce1" office:value-type="string" calcext:value-type="string">
            <text:p>Jav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docs.corda.net/loadtesting.html" xlink:type="simple">https://docs.corda.net/loadtesting.html</text:a>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0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igChainDB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Whitepaper</text:p>
          </table:table-cell>
          <table:table-cell table:style-name="ce2" office:value-type="string" calcext:value-type="string">
            <text:p><text:a xlink:href="https://www.bigchaindb.com" xlink:type="simple">https://www.bigchaindb.com</text:a></text:p>
          </table:table-cell>
          <table:table-cell table:style-name="ce1" office:value-type="string" calcext:value-type="string">
            <text:p>Distributed database design</text:p>
          </table:table-cell>
          <table:table-cell table:style-name="ce2" office:value-type="string" calcext:value-type="string">
            <text:p><text:a xlink:href="https://www.bigchaindb.com/whitepaper/bigchaindb-whitepaper.pdf" xlink:type="simple">https://www.bigchaindb.com/whitepaper/bigchaindb-whitepaper.pdf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www.bigchaindb.com/whitepaper/bigchaindb-whitepaper.pdf" xlink:type="simple">https://www.bigchaindb.com/whitepaper/bigchaindb-whitepaper.pdf</text:a>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bigchaindb/bigchaindb" xlink:type="simple">https://github.com/bigchaindb/bigchaindb</text:a>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PLv3 license</text:p>
          </table:table-cell>
          <table:table-cell table:style-name="ce1" office:value-type="string" calcext:value-type="string">
            <text:p>Python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bigchaindb/bigchaindb/pull/1511" xlink:type="simple">https://github.com/bigchaindb/bigchaindb/pull/1511</text:a>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Maybe</text:p>
          </table:table-cell>
          <table:table-cell table:number-columns-repeated="100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in Cor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About page on website</text:p>
          </table:table-cell>
          <table:table-cell table:style-name="ce2" office:value-type="string" calcext:value-type="string">
            <text:p><text:a xlink:href="https://chain.com/" xlink:type="simple">https://chain.com/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chain.com/docs/protocol/papers/whitepaper" xlink:type="simple">https://chain.com/docs/protocol/papers/whitepaper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chain.com/docs/core/learn-more/blockchain-operators#network-permissions" xlink:type="simple">https://chain.com/docs/core/learn-more/blockchain-operators#network-permissions</text:a></text:p>
          </table:table-cell>
          <table:table-cell table:style-name="ce1" office:value-type="string" calcext:value-type="string">
            <text:p>Chain Protocol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chain/chain" xlink:type="simple">https://github.com/chain/chain</text:a>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PLv3 license</text:p>
          </table:table-cell>
          <table:table-cell table:style-name="ce1" office:value-type="string" calcext:value-type="string">
            <text:p>G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chain/chain/search?utf8=%E2%9C%93&amp;q=benchmark&amp;type=Code" xlink:type="simple">https://github.com/chain/chain/search?utf8=%E2%9C%93&amp;q=benchmark&amp;type=Code</text:a>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Maybe</text:p>
          </table:table-cell>
          <table:table-cell table:number-columns-repeated="100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ris:db/monax:db (Hyperledger burrow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opyright notifcation on website</text:p>
          </table:table-cell>
          <table:table-cell table:style-name="ce2" office:value-type="string" calcext:value-type="string">
            <text:p><text:a xlink:href="https://monax.io/docs/documentation/db/" xlink:type="simple">https://monax.io/docs/documentation/db/</text:a></text:p>
          </table:table-cell>
          <table:table-cell table:style-name="ce1" office:value-type="string" calcext:value-type="string">
            <text:p>Blockchain</text:p>
          </table:table-cell>
          <table:table-cell table:style-name="ce1" office:value-type="string" calcext:value-type="string">
            <text:p>See tendermint thesis/whitepaper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burrow/blob/master/README.md" xlink:type="simple">https://github.com/hyperledger/burrow/blob/master/README.md</text:a></text:p>
          </table:table-cell>
          <table:table-cell table:style-name="ce1" office:value-type="string" calcext:value-type="string">
            <text:p>Tendermint</text:p>
          </table:table-cell>
          <table:table-cell table:style-name="ce2" office:value-type="string" calcext:value-type="string">
            <text:p><text:a xlink:href="https://github.com/tendermint/tendermint" xlink:type="simple">https://github.com/tendermint/tendermint</text:a>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monax/cli" xlink:type="simple">https://github.com/monax/cli</text:a>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NU General Public License v3.0</text:p>
          </table:table-cell>
          <table:table-cell table:style-name="ce1" office:value-type="string" calcext:value-type="string">
            <text:p>G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Unclear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0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thereum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ethereum/cpp-client Github pulse page</text:p>
          </table:table-cell>
          <table:table-cell table:style-name="ce2" office:value-type="string" calcext:value-type="string">
            <text:p><text:a xlink:href="https://www.ethereum.org/" xlink:type="simple">https://www.ethereum.org/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github.com/ethereum/wiki/wiki/White-Paper" xlink:type="simple">https://github.com/ethereum/wiki/wiki/White-Paper</text:a></text:p>
          </table:table-cell>
          <table:table-cell table:style-name="ce2" office:value-type="string" calcext:value-type="string">
            <text:p><text:a xlink:href="https://ethereum.github.io/yellowpaper/paper.pdf" xlink:type="simple">https://ethereum.github.io/yellowpaper/paper.pdf</text:a></text:p>
          </table:table-cell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<text:a xlink:href="http://ethdocs.org/en/latest/network/connecting-to-the-network.html?highlight=public" xlink:type="simple">http://ethdocs.org/en/latest/network/connecting-to-the-network.html?highlight=public</text:a></text:p>
          </table:table-cell>
          <table:table-cell table:style-name="ce1" office:value-type="string" calcext:value-type="string">
            <text:p>Ethereum protocol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ethereum/ethereumj" xlink:type="simple">https://github.com/ethereum/ethereumj</text:a>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U Lesser General Public License v3.0</text:p>
          </table:table-cell>
          <table:table-cell table:style-name="ce1" office:value-type="string" calcext:value-type="string">
            <text:p>Go, Java, C++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ethereum/test-tools" xlink:type="simple">https://github.com/ethereum/test-tools</text:a></text:p>
          </table:table-cell>
          <table:table-cell table:number-columns-repeated="2"/>
          <table:table-cell table:style-name="ce1" office:value-type="string" calcext:value-type="string">
            <text:p>Maybe</text:p>
          </table:table-cell>
          <table:table-cell table:number-columns-repeated="100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wtooth Lak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Original proposal</text:p>
          </table:table-cell>
          <table:table-cell table:style-name="ce2" office:value-type="string" calcext:value-type="string">
            <text:p><text:a xlink:href="https://01.org/sawtooth/" xlink:type="simple">https://01.org/sawtooth/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docs.google.com/document/d/1j7YcGLJH6LkzvWdOYFIt2kpkVlLEmILErXL6t-Ky2zU/edit" xlink:type="simple">https://docs.google.com/document/d/1j7YcGLJH6LkzvWdOYFIt2kpkVlLEmILErXL6t-Ky2zU/edit</text:a>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www.hyperledger.org/blog/2016/11/02/meet-sawtooth-lake" xlink:type="simple">https://www.hyperledger.org/blog/2016/11/02/meet-sawtooth-lake</text:a>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hyperledger/sawtooth-core" xlink:type="simple">https://github.com/hyperledger/sawtooth-core</text:a>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pache License, Version 2.0</text:p>
          </table:table-cell>
          <table:table-cell table:style-name="ce1" office:value-type="string" calcext:value-type="string">
            <text:p>Python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Maybe</text:p>
          </table:table-cell>
          <table:table-cell table:number-columns-repeated="100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ellar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Tech blog</text:p>
          </table:table-cell>
          <table:table-cell table:style-name="ce2" office:value-type="string" calcext:value-type="string">
            <text:p><text:a xlink:href="https://www.stellar.org/" xlink:type="simple">https://www.stellar.org/</text:a></text:p>
          </table:table-cell>
          <table:table-cell table:style-name="ce1" office:value-type="string" calcext:value-type="string">
            <text:p>Payment protocol</text:p>
          </table:table-cell>
          <table:table-cell table:style-name="ce2" office:value-type="string" calcext:value-type="string">
            <text:p><text:a xlink:href="https://www.stellar.org/papers/stellar-consensus-protocol.pdf" xlink:type="simple">https://www.stellar.org/papers/stellar-consensus-protocol.pdf</text:a></text:p>
          </table:table-cell>
          <table:table-cell table:style-name="ce1"/>
          <table:table-cell table:style-name="ce3" office:value-type="string" calcext:value-type="string">
            <text:p>Unclear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stellar/stellar-core" xlink:type="simple">https://github.com/stellar/stellar-core</text:a></text:p>
          </table:table-cell>
          <table:table-cell table:number-columns-repeated="9"/>
          <table:table-cell table:style-name="ce1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terledger (Ripple, W3)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Tech blog</text:p>
          </table:table-cell>
          <table:table-cell table:style-name="ce2" office:value-type="string" calcext:value-type="string">
            <text:p><text:a xlink:href="https://interledger.org/" xlink:type="simple">https://interledger.org/</text:a></text:p>
          </table:table-cell>
          <table:table-cell table:style-name="ce1" office:value-type="string" calcext:value-type="string">
            <text:p>Payment protocol</text:p>
          </table:table-cell>
          <table:table-cell table:style-name="ce2" office:value-type="string" calcext:value-type="string">
            <text:p><text:a xlink:href="https://interledger.org/interledger.pdf" xlink:type="simple">https://interledger.org/interledger.pdf</text:a></text:p>
          </table:table-cell>
          <table:table-cell table:style-name="ce1"/>
          <table:table-cell table:style-name="ce1" office:value-type="string" calcext:value-type="string">
            <text:p>Unclear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interledger" xlink:type="simple">https://github.com/interledger</text:a></text:p>
          </table:table-cell>
          <table:table-cell table:number-columns-repeated="9"/>
          <table:table-cell table:style-name="ce1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or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Github</text:p>
          </table:table-cell>
          <table:table-cell table:style-name="ce2" office:value-type="string" calcext:value-type="string">
            <text:p><text:a xlink:href="https://www.jpmorgan.com/country/US/en/Quorum" xlink:type="simple">https://www.jpmorgan.com/country/US/en/Quorum</text:a></text:p>
          </table:table-cell>
          <table:table-cell table:style-name="ce1" office:value-type="string" calcext:value-type="string">
            <text:p>Blockchain</text:p>
          </table:table-cell>
          <table:table-cell table:style-name="ce2" office:value-type="string" calcext:value-type="string">
            <text:p><text:a xlink:href="https://github.com/jpmorganchase/quorum-docs/blob/master/Quorum%20Whitepaper%20v0.1.pdf" xlink:type="simple">https://github.com/jpmorganchase/quorum-docs/blob/master/Quorum%20Whitepaper%20v0.1.pdf</text:a></text:p>
          </table:table-cell>
          <table:table-cell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jpmorganchase/quorum-docs/blob/master/Quorum%20Whitepaper%20v0.1.pdf" xlink:type="simple">https://github.com/jpmorganchase/quorum-docs/blob/master/Quorum%20Whitepaper%20v0.1.pdf</text:a></text:p>
          </table:table-cell>
          <table:table-cell table:style-name="ce1" office:value-type="string" calcext:value-type="string">
            <text:p>Ethereum protocol</text:p>
          </table:table-cell>
          <table:table-cell/>
          <table:table-cell table:style-name="ce1" office:value-type="string" calcext:value-type="string">
            <text:p>Yes</text:p>
          </table:table-cell>
          <table:table-cell table:style-name="ce2" office:value-type="string" calcext:value-type="string">
            <text:p><text:a xlink:href="https://github.com/jpmorganchase/quorum" xlink:type="simple">https://github.com/jpmorganchase/quorum</text:a></text:p>
          </table:table-cell>
          <table:table-cell table:number-columns-repeated="5"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1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1" office:value-type="string" calcext:value-type="string">
            <text:p>(1,5) 1 = Poor</text:p>
            <text:p>2 = Fair</text:p>
            <text:p>3 = Good</text:p>
            <text:p>4 = Very Good</text:p>
            <text:p>5 = Excellent</text:p>
          </table:table-cell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ease year" table:style-name="ta2">
        <table:table-column table:style-name="co1" table:number-columns-repeated="1024" table:default-cell-style-name="Default"/>
        <table:table-row table:style-name="ro1">
          <table:table-cell table:number-matrix-columns-spanned="1" table:number-matrix-rows-spanned="999" table:formula="of:=sort(Release_year; 1; 1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>
          <table:table-cell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" table:style-name="ta3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table:formula="of:=IFERROR(__xludf.dummyfunction(&quot;UNIQUE(Type)&quot;);&quot;Payment system&quot;)" office:value-type="string" office:string-value="Payment system" calcext:value-type="string">
            <text:p>Payment system</text:p>
          </table:table-cell>
          <table:table-cell table:formula="of:=COUNTIF(Type; &quot;&quot;&amp;[.A$1:.A$1048576] )" office:value-type="string" office:string-value="1" calcext:value-type="string">
            <text:p>1</text:p>
          </table:table-cell>
          <table:table-cell table:number-matrix-columns-spanned="1000" table:number-matrix-rows-spanned="2" table:formula="of:=TRANSPOSE([.A$1:.B$1048576])" office:value-type="string" office:string-value="Payment system" calcext:value-type="string">
            <text:p>Payment system</text:p>
          </table:table-cell>
          <table:table-cell office:value-type="string" office:string-value="Blockchain" calcext:value-type="string">
            <text:p>Blockchain</text:p>
          </table:table-cell>
          <table:table-cell office:value-type="string" office:string-value="Distributed ledger platform" calcext:value-type="string">
            <text:p>Distributed ledger platform</text:p>
          </table:table-cell>
          <table:table-cell office:value-type="string" office:string-value="Distributed database design" calcext:value-type="string">
            <text:p>Distributed database design</text:p>
          </table:table-cell>
          <table:table-cell office:value-type="string" office:string-value="Payment protocol" calcext:value-type="string">
            <text:p>Payment protocol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2"/>
        </table:table-row>
        <table:table-row table:style-name="ro1">
          <table:table-cell office:value-type="string" calcext:value-type="string">
            <text:p>Blockchain</text:p>
          </table:table-cell>
          <table:table-cell table:formula="of:=COUNTIF(Type; &quot;&quot;&amp;[.A$1:.A$1048576] )" office:value-type="string" office:string-value="7" calcext:value-type="string">
            <text:p>7</text:p>
          </table:table-cell>
          <table:table-cell office:value-type="string" office:string-value="1" calcext:value-type="string">
            <text:p>1</text:p>
          </table:table-cell>
          <table:table-cell office:value-type="string" office:string-value="7" calcext:value-type="string">
            <text:p>7</text:p>
          </table:table-cell>
          <table:table-cell office:value-type="string" office:string-value="1" calcext:value-type="string">
            <text:p>1</text:p>
          </table:table-cell>
          <table:table-cell office:value-type="string" office:string-value="1" calcext:value-type="string">
            <text:p>1</text:p>
          </table:table-cell>
          <table:table-cell office:value-type="string" office:string-value="2" calcext:value-type="string">
            <text:p>2</text:p>
          </table:table-cell>
          <table:table-cell office:value-type="string" office:string-value="12" calcext:value-type="string">
            <text:p>12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2"/>
        </table:table-row>
        <table:table-row table:style-name="ro1">
          <table:table-cell office:value-type="string" calcext:value-type="string">
            <text:p>Distributed ledger platform</text:p>
          </table:table-cell>
          <table:table-cell table:formula="of:=COUNTIF(Type; &quot;&quot;&amp;[.A$1:.A$1048576] 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ed database design</text:p>
          </table:table-cell>
          <table:table-cell table:formula="of:=COUNTIF(Type; &quot;&quot;&amp;[.A$1:.A$1048576] 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ment protocol</text:p>
          </table:table-cell>
          <table:table-cell table:formula="of:=COUNTIF(Type; &quot;&quot;&amp;[.A$1:.A$1048576] 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string" office:string-value="12" calcext:value-type="string">
            <text:p>12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Types.L30" table:end-x="36.71pt" table:end-y="13.46pt" draw:z-index="0" draw:name="Chart 1" draw:style-name="gr1" draw:text-style-name="P1" svg:width="535.46pt" svg:height="278.22pt" svg:x="41.24pt" svg:y="3pt">
              <loext:p draw:notify-on-update-of-ranges="Types.C1:Types.C1 Types.C2:Types.C2 Types.D1:Types.D1 Types.D2:Types.D2 Types.E1:Types.E1 Types.E2:Types.E2 Types.F1:Types.F1 Types.F2:Types.F2 Types.G1:Types.G1 Types.G2:Types.G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 source" table:style-name="ta4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missioning" table:style-name="ta5">
        <table:table-column table:style-name="co1" table:number-columns-repeated="1024" table:default-cell-style-name="Default"/>
        <table:table-row table:style-name="ro1">
          <table:table-cell table:formula="of:=IFERROR(__xludf.dummyfunction(&quot;UNIQUE(Permissioning)&quot;);&quot;Yes&quot;)" office:value-type="string" office:string-value="Yes" calcext:value-type="string">
            <text:p>Yes</text:p>
          </table:table-cell>
          <table:table-cell table:style-name="ce1" table:formula="of:=COUNTIF(Permissioning; &quot;&quot;&amp;[.A$1:.A$1048576])" office:value-type="string" office:string-value="8" calcext:value-type="string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lear</text:p>
          </table:table-cell>
          <table:table-cell table:formula="of:=COUNTIF(Permissioning; &quot;&quot;&amp;[.A$1:.A$1048576])" office:value-type="string" office:string-value="3" calcext:value-type="string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table:formula="of:=COUNTIF(Permissioning; &quot;&quot;&amp;[.A$1:.A$1048576]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Permissioning.K24" table:end-x="13.46pt" table:end-y="5.22pt" draw:z-index="0" draw:name="Chart 2" draw:style-name="gr1" draw:text-style-name="P1" svg:width="535.46pt" svg:height="278.22pt" svg:x="18pt" svg:y="10.49pt">
              <loext:p draw:notify-on-update-of-ranges="Permissioning.A1:Permissioning.A3 Permissioning.B1:Permissioning.B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onsensus_protocol" table:base-cell-address="$Data.$A$1" table:cell-range-address="$Data.$K$1:.$K$1048576"/>
        <table:named-range table:name="Consensus_repository" table:base-cell-address="$Data.$A$1" table:cell-range-address="$Data.$L$1:.$L$1048576"/>
        <table:named-range table:name="documentation" table:base-cell-address="$Data.$A$1" table:cell-range-address="$Data.$W$1:.$W$1048576"/>
        <table:named-range table:name="fulfills_recommendation_I" table:base-cell-address="$Data.$A$1" table:cell-range-address="$Data.$P$1:.$P$1048576"/>
        <table:named-range table:name="fulfill_recommendation_II" table:base-cell-address="$Data.$A$1" table:cell-range-address="$Data.$Q$1:.$Q$1048576"/>
        <table:named-range table:name="fulfill_recommendation_IV" table:base-cell-address="$Data.$A$1" table:cell-range-address="$Data.$R$1:.$R$1048576"/>
        <table:named-range table:name="fulfill_recommendation_IX" table:base-cell-address="$Data.$A$1" table:cell-range-address="$Data.$U$1:.$U$1048576"/>
        <table:named-range table:name="fulfill_recommendation_V" table:base-cell-address="$Data.$A$1" table:cell-range-address="$Data.$S$1:.$S$1048576"/>
        <table:named-range table:name="fulfill_recommendation_VII" table:base-cell-address="$Data.$A$1" table:cell-range-address="$Data.$T$1:.$T$1048576"/>
        <table:named-range table:name="fulfill_recommendation_X" table:base-cell-address="$Data.$A$1" table:cell-range-address="$Data.$V$1:.$V$1048576"/>
        <table:named-range table:name="ID" table:base-cell-address="$Data.$A$1" table:cell-range-address="$Data.$A$1:.$A$1048576"/>
        <table:named-range table:name="Name" table:base-cell-address="$Data.$A$1" table:cell-range-address="$Data.$B$1:.$B$1048576"/>
        <table:named-range table:name="Open_source" table:base-cell-address="$Data.$A$1" table:cell-range-address="$Data.$M$1:.$M$1048576"/>
        <table:named-range table:name="Permissioning" table:base-cell-address="$Data.$A$1" table:cell-range-address="$Data.$I$1:.$I$1048576"/>
        <table:named-range table:name="Realease_year_found" table:base-cell-address="$Data.$A$1" table:cell-range-address="$Data.$D$1:.$D$1048576"/>
        <table:named-range table:name="Release_year" table:base-cell-address="$Data.$A$1" table:cell-range-address="$Data.$C$1:.$C$999"/>
        <table:named-range table:name="Repository" table:base-cell-address="$Data.$A$1" table:cell-range-address="$Data.$N$1:.$N$1048576"/>
        <table:named-range table:name="Type" table:base-cell-address="$Data.$A$1" table:cell-range-address="$Data.$F$1:.$F$1048576"/>
        <table:named-range table:name="Usable_for_experiment" table:base-cell-address="$Data.$A$1" table:cell-range-address="$Data.$X$1:.$X$1048576"/>
        <table:named-range table:name="Webpage" table:base-cell-address="$Data.$A$1" table:cell-range-address="$Data.$E$1:.$E$1048576"/>
        <table:named-range table:name="White_paper_location" table:base-cell-address="$Data.$A$1" table:cell-range-address="$Data.$G$1:.$G$1048576"/>
        <table:named-range table:name="Yellow_paper" table:base-cell-address="$Data.$A$1" table:cell-range-address="$Data.$H$1:.$H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year" style:display-name="PageStyle_Release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_20_source" style:display-name="PageStyle_Open sou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issioning" style:display-name="PageStyle_Permissio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221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b7b7b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34343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3.453cm" svg:y="3.613cm" style:legend-expansion="high" chart:style-name="ch2"/>
        <chart:plot-area chart:style-name="ch3" table:cell-range-address="Types.C1:Types.G2" chart:data-source-has-labels="row" svg:x="1.437cm" svg:y="0.196cm" svg:width="11.639cm" svg:height="8.394cm">
          <chartooo:coordinate-region svg:x="2.191cm" svg:y="0.395cm" svg:width="10.885cm" svg:height="7.996cm"/>
          <chart:axis chart:dimension="x" chart:name="primary-x" chart:style-name="ch4">
            <chart:title svg:x="6.808cm" svg:y="8.787cm" chart:style-name="ch5">
              <text:p>Type</text:p>
            </chart:title>
          </chart:axis>
          <chart:axis chart:dimension="y" chart:name="primary-y" chart:style-name="ch6">
            <chart:title svg:x="0.451cm" svg:y="6.759cm" chart:style-name="ch7">
              <text:p>Amount of implementations</text:p>
            </chart:title>
            <chart:grid chart:style-name="ch8" chart:class="major"/>
          </chart:axis>
          <chart:series chart:style-name="ch9" chart:values-cell-range-address="Types.C2:Types.C2" chart:label-cell-address="Types.C1:Types.C1" chart:class="chart:bar">
            <chart:data-point/>
          </chart:series>
          <chart:series chart:style-name="ch10" chart:values-cell-range-address="Types.D2:Types.D2" chart:label-cell-address="Types.D1:Types.D1" chart:class="chart:bar">
            <chart:data-point/>
          </chart:series>
          <chart:series chart:style-name="ch11" chart:values-cell-range-address="Types.E2:Types.E2" chart:label-cell-address="Types.E1:Types.E1" chart:class="chart:bar">
            <chart:data-point/>
          </chart:series>
          <chart:series chart:style-name="ch12" chart:values-cell-range-address="Types.F2:Types.F2" chart:label-cell-address="Types.F1:Types.F1" chart:class="chart:bar">
            <chart:data-point/>
          </chart:series>
          <chart:series chart:style-name="ch13" chart:values-cell-range-address="Types.G2:Types.G2" chart:label-cell-address="Types.G1:Types.G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ment system</text:p>
                <draw:g>
                  <svg:desc>Types.C1:Types.C1</svg:desc>
                </draw:g>
              </table:table-cell>
              <table:table-cell office:value-type="string">
                <text:p>Blockchain</text:p>
                <draw:g>
                  <svg:desc>Types.D1:Types.D1</svg:desc>
                </draw:g>
              </table:table-cell>
              <table:table-cell office:value-type="string">
                <text:p>Distributed ledger platform</text:p>
                <draw:g>
                  <svg:desc>Types.E1:Types.E1</svg:desc>
                </draw:g>
              </table:table-cell>
              <table:table-cell office:value-type="string">
                <text:p>Distributed database design</text:p>
                <draw:g>
                  <svg:desc>Types.F1:Types.F1</svg:desc>
                </draw:g>
              </table:table-cell>
              <table:table-cell office:value-type="string">
                <text:p>Payment protocol</text:p>
                <draw:g>
                  <svg:desc>Types.G1:Types.G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Types.C2:Types.C2</svg:desc>
                </draw:g>
              </table:table-cell>
              <table:table-cell office:value-type="float" office:value="NaN">
                <text:p>NaN</text:p>
                <draw:g>
                  <svg:desc>Types.D2:Types.D2</svg:desc>
                </draw:g>
              </table:table-cell>
              <table:table-cell office:value-type="float" office:value="NaN">
                <text:p>NaN</text:p>
                <draw:g>
                  <svg:desc>Types.E2:Types.E2</svg:desc>
                </draw:g>
              </table:table-cell>
              <table:table-cell office:value-type="float" office:value="NaN">
                <text:p>NaN</text:p>
                <draw:g>
                  <svg:desc>Types.F2:Types.F2</svg:desc>
                </draw:g>
              </table:table-cell>
              <table:table-cell office:value-type="float" office:value="NaN">
                <text:p>NaN</text:p>
                <draw:g>
                  <svg:desc>Types.G2:Types.G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="solid" draw:fill-color="#dc3912"/>
    </style:style>
    <style:style style:name="ch9" style:family="chart">
      <style:chart-properties chart:solid-type="cuboid"/>
      <style:graphic-properties draw:fill="solid" draw:fill-color="#ff9900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ring" chart:style-name="ch1">
        <chart:legend chart:legend-position="bottom" svg:x="7.503cm" svg:y="9.033cm" style:legend-expansion="wide" chart:style-name="ch2"/>
        <chart:plot-area chart:style-name="ch3" table:cell-range-address="Permissioning.A1:Permissioning.B3" chart:data-source-has-labels="column" svg:x="0.377cm" svg:y="0.196cm" svg:width="18.137cm" svg:height="8.641cm">
          <chartooo:coordinate-region svg:x="5.125cm" svg:y="0.196cm" svg:width="8.641cm" svg:height="8.641cm"/>
          <chart:axis chart:dimension="x" chart:name="primary-x" chart:style-name="ch4" chartooo:axis-type="text">
            <chart:categories table:cell-range-address="Permissioning.A1:Permissioning.A3"/>
          </chart:axis>
          <chart:axis chart:dimension="y" chart:name="primary-y" chart:style-name="ch5"/>
          <chart:series chart:style-name="ch6" chart:values-cell-range-address="Permissioning.B1:Permissioning.B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Permissioning.A1:Permissioning.A3</svg:desc>
                </draw:g>
              </table:table-cell>
              <table:table-cell office:value-type="float" office:value="NaN">
                <text:p>NaN</text:p>
                <draw:g>
                  <svg:desc>Permissioning.B1:Permissioning.B3</svg:desc>
                </draw:g>
              </table:table-cell>
            </table:table-row>
            <table:table-row>
              <table:table-cell office:value-type="string">
                <text:p>Uncle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